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verline-style="solid" style:text-overline-width="auto" style:text-overline-color="font-color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ESERCIZIO 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aso 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V (V)</text:p>
          </table:table-cell>
          <table:table-cell table:number-columns-repeated="4"/>
        </table:table-row>
        <table:table-row table:style-name="ro1">
          <table:table-cell office:value-type="float" office:value="-0.001515" calcext:value-type="float">
            <text:p>-0,001515</text:p>
          </table:table-cell>
          <table:table-cell office:value-type="float" office:value="3.175" calcext:value-type="float">
            <text:p>3,17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Caso 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V (V)</text:p>
          </table:table-cell>
          <table:table-cell table:number-columns-repeated="4"/>
        </table:table-row>
        <table:table-row table:style-name="ro1">
          <table:table-cell office:value-type="float" office:value="-0.312" calcext:value-type="float">
            <text:p>-0,3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ESERCIZIO 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Caso 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V (V)</text:p>
          </table:table-cell>
          <table:table-cell table:number-columns-repeated="4"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string" calcext:value-type="string">
            <text:p>0.0147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Caso 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V (V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147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ESERCIZIO 4</text:p>
          </table:table-cell>
          <table:table-cell table:style-name="Default"/>
          <table:table-cell office:value-type="string" calcext:value-type="string">
            <text:p>QP INDICA VALORE PRECEDENTE DI Q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QP</text:p>
          </table:table-cell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Q</text:p>
          </table:table-cell>
          <table:table-cell table:style-name="ce1" office:value-type="string" calcext:value-type="string">
            <text:p>TIPO DI CONDIZION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 valid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 vali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ol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Ho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0T14:53:16.755000000</meta:creation-date>
    <dc:date>2024-06-07T11:22:46.688000000</dc:date>
    <meta:editing-duration>PT1H33M37S</meta:editing-duration>
    <meta:editing-cycles>5</meta:editing-cycles>
    <meta:generator>LibreOffice/7.6.6.3$Windows_X86_64 LibreOffice_project/d97b2716a9a4a2ce1391dee1765565ea469b0ae7</meta:generator>
    <meta:document-statistic meta:table-count="1" meta:cell-count="114" meta:object-count="0"/>
  </office:meta>
</office:document-meta>
</file>